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 style:list-style-name="L1">
      <style:paragraph-properties fo:text-align="start" style:justify-single-word="false"/>
      <style:text-properties fo:font-weight="bold" style:font-weight-asian="bold" style:font-weight-complex="bold"/>
    </style:style>
    <style:style style:name="P3" style:family="paragraph" style:parent-style-name="Standard" style:list-style-name="L1">
      <style:paragraph-properties fo:text-align="start" style:justify-single-word="false"/>
      <style:text-properties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UGS <text:s/>THAT <text:s/>NEED <text:s/>FIXING!!</text:p>
      <text:p text:style-name="P1"/>
      <text:list xml:id="list4997087131359327893" text:style-name="L1">
        <text:list-item>
          <text:p text:style-name="P2">Luneda</text:p>
          <text:list>
            <text:list-item>
              <text:p text:style-name="P3"/>
            </text:list-item>
          </text:list>
        </text:list-item>
        <text:list-item>
          <text:p text:style-name="P2">Kanedos</text:p>
          <text:list>
            <text:list-item>
              <text:p text:style-name="P3">The wrong text is being displayed when you talk to the apprentice</text:p>
            </text:list-item>
          </text:list>
        </text:list-item>
        <text:list-item>
          <text:p text:style-name="P2">Tyrianne</text:p>
          <text:list>
            <text:list-item>
              <text:p text:style-name="P3">fuzzbutt is broken, displays both divs when completing quest. Tried to fix, now weird margins</text:p>
            </text:list-item>
            <text:list-item>
              <text:p text:style-name="P3">Add a shop to the library</text:p>
            </text:list-item>
          </text:list>
        </text:list-item>
        <text:list-item>
          <text:p text:style-name="P2">Kaprika</text:p>
          <text:list>
            <text:list-item>
              <text:p text:style-name="P3">Make the conclude item event smoother</text:p>
            </text:list-item>
            <text:list-item>
              <text:p text:style-name="P3">After the conclude item event, it went back to #kaprikaMap, but still had #planetInteraction and .return...</text:p>
            </text:list-item>
          </text:list>
        </text:list-item>
        <text:list-item>
          <text:p text:style-name="P2">AliNada</text:p>
          <text:list>
            <text:list-item>
              <text:p text:style-name="P3">The div is getting loaded randomly early, it's weird</text:p>
            </text:list-item>
            <text:list-item>
              <text:p text:style-name="P3">The gravesite</text:p>
            </text:list-item>
          </text:list>
        </text:list-item>
        <text:list-item>
          <text:p text:style-name="P2">General</text:p>
          <text:list>
            <text:list-item>
              <text:p text:style-name="P3">If you click on the same inventory item twice, it'll write the description twice</text:p>
            </text:list-item>
            <text:list-item>
              <text:p text:style-name="P3">Clicking skip doesn't always bring you back to your current location (noted above)</text:p>
            </text:list-item>
            <text:list-item>
              <text:p text:style-name="P3">Finish the complete list function, and add it onto all the right places</text:p>
            </text:list-item>
            <text:list-item>
              <text:p text:style-name="P3">the writetext function is resetting all game text, should only reset elem</text:p>
            </text:list-item>
            <text:list-item>
              <text:p text:style-name="P3">fix the way that the return works</text:p>
            </text:list-item>
            <text:list-item>
              <text:p text:style-name="P3">it'll sometimes pause before loading a planet content</text:p>
            </text:list-item>
            <text:list-item>
              <text:p text:style-name="P3">Sometimes, when you click outside the game interaction console, it'll delete the text from the options</text:p>
              <text:list>
                <text:list-item>
                  <text:p text:style-name="P3">clicking on the “members closer to than others” part of family will make it happen</text:p>
                </text:list-item>
                <text:list-item>
                  <text:p text:style-name="P3">It happened during the happy intro </text:p>
                </text:list-item>
              </text:list>
            </text:list-item>
            <text:list-item>
              <text:p text:style-name="P3">Something to consider: Why wouldn't he know about your mortality if you have something called a bucket list?</text:p>
            </text:list-item>
            <text:list-item>
              <text:p text:style-name="P3">Make it so the first time you click it starts the text, and the second time, it doesn't.</text:p>
            </text:list-item>
            <text:list-item>
              <text:p text:style-name="P3">Fix up the inventory and other divs so that they can be playable at all sizes.</text:p>
            </text:list-item>
            <text:list-item>
              <text:p text:style-name="P3">Sometimes, when I click the return to ship button, it shows the $('#skip') button</text:p>
            </text:list-item>
            <text:list-item>
              <text:p text:style-name="P3">Make it so that the options won't display after you leave that conversation</text:p>
            </text:list-item>
            <text:list-item>
              <text:p text:style-name="P3">Skip conversation</text:p>
            </text:list-item>
            <text:list-item>
              <text:p text:style-name="P3">the milo interactoin is acting <text:s/>up – I can't make it toggle like I can with the other interaction divs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9-02T11:54:38.48</meta:creation-date>
    <dc:date>2015-09-12T12:50:13.35</dc:date>
    <meta:editing-duration>P9DT4H47M21S</meta:editing-duration>
    <meta:editing-cycles>43</meta:editing-cycles>
    <meta:generator>OpenOffice/4.1.1$Win32 OpenOffice.org_project/411m6$Build-9775</meta:generator>
    <meta:document-statistic meta:table-count="0" meta:image-count="0" meta:object-count="0" meta:page-count="1" meta:paragraph-count="30" meta:word-count="310" meta:character-count="1686"/>
  </office:meta>
</office:document-meta>
</file>